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utline</text:p>
      <text:p text:style-name="Standard">~10 slides</text:p>
      <text:p text:style-name="Standard">1 the proposal:</text:p>
      <text:list xml:id="list520422874194785086" text:style-name="L1">
        <text:list-item>
          <text:p text:style-name="P1">game playing</text:p>
        </text:list-item>
        <text:list-item>
          <text:p text:style-name="P1">Forbidden Island</text:p>
        </text:list-item>
      </text:list>
      <text:p text:style-name="Standard">1-2 The game</text:p>
      <text:list xml:id="list1913723319148268653" text:style-name="L2">
        <text:list-item>
          <text:p text:style-name="P2">The game</text:p>
          <text:list>
            <text:list-item>
              <text:p text:style-name="P2">players against the game</text:p>
            </text:list-item>
            <text:list-item>
              <text:p text:style-name="P2">cooperative</text:p>
            </text:list-item>
          </text:list>
        </text:list-item>
        <text:list-item>
          <text:p text:style-name="P2">Rules</text:p>
          <text:list>
            <text:list-item>
              <text:p text:style-name="P2">board setup</text:p>
            </text:list-item>
            <text:list-item>
              <text:p text:style-name="P2">use actions </text:p>
            </text:list-item>
            <text:list-item>
              <text:p text:style-name="P2">turn rotation</text:p>
            </text:list-item>
            <text:list-item>
              <text:p text:style-name="P2">etc</text:p>
            </text:list-item>
          </text:list>
        </text:list-item>
      </text:list>
      <text:p text:style-name="Standard">1-2 The simplifications</text:p>
      <text:list xml:id="list6382194503729054711" text:style-name="L5">
        <text:list-item>
          <text:p text:style-name="P5">Static set of boards</text:p>
        </text:list-item>
        <text:list-item>
          <text:p text:style-name="P5">reduced player ability</text:p>
          <text:list>
            <text:list-item>
              <text:p text:style-name="P5">cut out classes</text:p>
            </text:list-item>
            <text:list-item>
              <text:p text:style-name="P5">no instance playing of cards,</text:p>
              <text:list>
                <text:list-item>
                  <text:p text:style-name="P5">everything will be done on the players turn (no interrupts cards)</text:p>
                </text:list-item>
              </text:list>
            </text:list-item>
          </text:list>
        </text:list-item>
        <text:list-item>
          <text:p text:style-name="P5">simplified board shape (square rather than diamond)</text:p>
        </text:list-item>
        <text:list-item>
          <text:p text:style-name="P5">extended flood counter</text:p>
        </text:list-item>
      </text:list>
      <text:p text:style-name="Standard">1-2 The approach</text:p>
      <text:list xml:id="list4051742779309269690" text:style-name="L3">
        <text:list-item>
          <text:p text:style-name="P3">Algorithm?</text:p>
          <text:list>
            <text:list-item>
              <text:p text:style-name="P3">Which one do we want to do?</text:p>
            </text:list-item>
          </text:list>
        </text:list-item>
        <text:list-item>
          <text:p text:style-name="P3">Run multiple times with different numbers of players.</text:p>
        </text:list-item>
        <text:list-item>
          <text:p text:style-name="P3">Try to reduce the minimum number of players required to consistently win </text:p>
          <text:list>
            <text:list-item>
              <text:p text:style-name="P3">try to achieve a consistent win rate of roughly 80%</text:p>
            </text:list-item>
            <text:list-item>
              <text:p text:style-name="P3">start with 6 and reduce from there.</text:p>
            </text:list-item>
          </text:list>
        </text:list-item>
      </text:list>
      <text:p text:style-name="Standard">1 -2 What we think will be interesting/Challenging</text:p>
      <text:list xml:id="list8992533758664226673" text:style-name="L4">
        <text:list-item>
          <text:p text:style-name="P4">Programming for cooperative</text:p>
        </text:list-item>
        <text:list-item>
          <text:p text:style-name="P4">How will Element of chance affect plays</text:p>
        </text:list-item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29T13:13:47.07</meta:creation-date>
    <dc:date>2015-11-29T14:12:18.59</dc:date>
    <meta:editing-duration>PT51M24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1" meta:paragraph-count="32" meta:word-count="158" meta:character-count="812"/>
  </office:meta>
</office:document-meta>
</file>